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fo:font-weight="bold" officeooo:rsid="0006c5d6" officeooo:paragraph-rsid="0006c5d6" style:font-size-asian="16pt" style:font-weight-asian="bold" style:font-size-complex="16pt" style:font-weight-complex="bold"/>
    </style:style>
    <style:style style:name="P2" style:family="paragraph" style:parent-style-name="Standard">
      <style:text-properties fo:language="ru" fo:country="RU" officeooo:rsid="0006c5d6" officeooo:paragraph-rsid="0006c5d6"/>
    </style:style>
    <style:style style:name="P3" style:family="paragraph" style:parent-style-name="Standard">
      <style:text-properties fo:font-size="16pt" fo:language="ru" fo:country="RU" fo:font-weight="bold" officeooo:rsid="0006c5d6" officeooo:paragraph-rsid="0006c5d6" style:font-size-asian="16pt" style:font-weight-asian="bold" style:font-size-complex="16pt" style:font-weight-complex="bold"/>
    </style:style>
    <style:style style:name="P4" style:family="paragraph" style:parent-style-name="Standard">
      <style:text-properties fo:language="en" fo:country="US" officeooo:rsid="0006c5d6" officeooo:paragraph-rsid="0006c5d6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 API</text:p>
      <text:p text:style-name="P2">Кодирование, константы, <text:span text:style-name="T1">struct, ImageUti.</text:span></text:p>
      <text:p text:style-name="P3">Конвертор</text:p>
      <text:p text:style-name="P2">Режимы.</text:p>
      <text:p text:style-name="P3">Просмоторщик</text:p>
      <text:p text:style-name="P4">Qpainter + Qpixmap + Qimage, <text:span text:style-name="T2">редактировать, аргументы.</text:span></text:p>
      <text:p text:style-name="P1">Painter</text:p>
      <text:p text:style-name="P4">UI, <text:span text:style-name="T2">настройки инструментов, экспорт и создание, </text:span>CTRL+Z, <text:span text:style-name="T2">стек, палитры.</text:span></text:p>
      <text:p text:style-name="P3">Установщик</text:p>
      <text:p text:style-name="P2">Принцип работы, зачем права админа, <text:span text:style-name="T1">execute, </text:span>использует ключ.</text:p>
      <text:p text:style-name="P2">…</text:p>
      <text:p text:style-name="P1">Execute</text:p>
      <text:p text:style-name="P2">Реестр, <text:span text:style-name="T1">program files, </text:span>ярлыки.</text:p>
      <text:p text:style-name="P2">…</text:p>
      <text:p text:style-name="P3">Сервер</text:p>
      <text:p text:style-name="P2">Сокет, 4 режима работы, БД.</text:p>
      <text:p text:style-name="P3">ТГ бот</text:p>
      <text:p text:style-name="P2">БД и функц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21:02:27.075078500</meta:creation-date>
    <dc:date>2025-11-14T21:11:53.012734100</dc:date>
    <meta:editing-duration>PT9M26S</meta:editing-duration>
    <meta:editing-cycles>1</meta:editing-cycles>
    <meta:document-statistic meta:table-count="0" meta:image-count="0" meta:object-count="0" meta:page-count="1" meta:paragraph-count="18" meta:word-count="53" meta:character-count="369" meta:non-whitespace-character-count="334"/>
    <meta:generator>LibreOffice/25.2.6.2$Windows_X86_64 LibreOffice_project/729c5bfe710f5eb71ed3bbde9e06a6065e9c6c5d</meta:generator>
  </office:meta>
</office:document-meta>
</file>